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8.019cm"/>
    </style:style>
    <style:style style:name="co5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67cm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 style:data-style-name="N3">
      <style:table-cell-properties style:text-align-source="fix" style:repeat-content="false" fo:border="0.002cm solid #000000"/>
      <style:paragraph-properties fo:text-align="end" fo:margin-left="0cm"/>
      <style:text-properties style:font-name="Arial" fo:font-size="10pt" style:font-size-asian="10pt" style:font-size-complex="10pt"/>
    </style:style>
    <style:style style:name="ce13" style:family="table-cell" style:parent-style-name="Default" style:data-style-name="N5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font-name="Arial" fo:font-size="10pt" style:font-size-asian="10pt" style:font-size-complex="10pt" fo:hyphenate="tru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 fo:hyphenate="false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use-regular-expressions="false"/>
      <table:table table:name="1 page" table:style-name="ta1" table:print-ranges="Лист1.A1:Лист1.E65536"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2" table:default-cell-style-name="ce6"/>
        <table:table-column table:style-name="co5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column table:style-name="co4" table:default-cell-style-name="ce6"/>
        <table:table-row table:style-name="ro2">
          <table:table-cell table:style-name="ce1" office:value-type="string" table:number-columns-spanned="3" table:number-rows-spanned="1">
            <text:p>Дубли номеров ИП (по ОСП ФССП России)</text:p>
          </table:table-cell>
          <table:covered-table-cell table:style-name="ce7"/>
          <table:covered-table-cell table:style-name="ce7"/>
          <table:table-cell table:style-name="ce7" table:number-columns-repeated="2"/>
          <table:table-cell table:number-columns-repeated="997"/>
        </table:table-row>
        <table:table-row table:style-name="ro2">
          <table:table-cell table:style-name="ce2" table:number-columns-spanned="2" table:number-rows-spanned="1">
            <text:p>В т.ч. неактуальные ОСП: Нет</text:p>
          </table:table-cell>
          <table:covered-table-cell table:style-name="Default"/>
          <table:table-cell table:style-name="Default" table:number-columns-repeated="1000"/>
        </table:table-row>
        <table:table-row table:style-name="ro3">
          <table:table-cell table:style-name="ce3" office:value-type="string">
            <text:p>Код ОСП ФССП России</text:p>
          </table:table-cell>
          <table:table-cell table:style-name="ce8" office:value-type="string">
            <text:p>Наименование ОСП ФССП России</text:p>
          </table:table-cell>
          <table:table-cell table:style-name="ce10" office:value-type="string">
            <text:p>Номер ИП</text:p>
          </table:table-cell>
          <table:table-cell table:style-name="ce10" office:value-type="string">
            <text:p>Кол-во</text:p>
          </table:table-cell>
          <table:table-cell table:style-name="ce10" office:value-type="string">
            <text:p>Дата выгрузки реестра</text:p>
          </table:table-cell>
          <table:table-cell table:style-name="ce14" table:number-columns-repeated="997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3217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23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26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27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35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36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13</text:p>
          </table:table-cell>
          <table:table-cell table:style-name="ce9">
            <text:p>Кяхтинский РОСП</text:p>
          </table:table-cell>
          <table:table-cell table:style-name="ce11">
            <text:p>17037/12/13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2T05:30:10.000+04:00">
            <text:p>22/06/2013</text:p>
          </table:table-cell>
          <table:table-cell table:number-columns-repeated="997"/>
        </table:table-row>
        <table:table-row table:style-name="ro6">
          <table:table-cell table:style-name="ce5">
            <text:p>03021</text:p>
          </table:table-cell>
          <table:table-cell table:style-name="ce9">
            <text:p>Хоринский РОСП</text:p>
          </table:table-cell>
          <table:table-cell table:style-name="ce11">
            <text:p>1631/13/21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1T05:30:46.000+04:00">
            <text:p>21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52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83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21</text:p>
          </table:table-cell>
          <table:table-cell table:style-name="ce9">
            <text:p>Хоринский РОСП</text:p>
          </table:table-cell>
          <table:table-cell table:style-name="ce11">
            <text:p>1652/13/21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4-24T05:30:03.000+04:00">
            <text:p>24/04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396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4-10T05:30:02.000+04:00">
            <text:p>10/04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402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0T05:31:13.000+04:00">
            <text:p>20/06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405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4-10T05:30:02.000+04:00">
            <text:p>10/04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472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0T05:31:13.000+04:00">
            <text:p>20/06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537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0T05:31:13.000+04:00">
            <text:p>20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03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4-18T06:39:53.000+04:00">
            <text:p>18/04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04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06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515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0T05:31:13.000+04:00">
            <text:p>20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08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27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38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42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51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53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20</text:p>
          </table:table-cell>
          <table:table-cell table:style-name="ce9">
            <text:p>Тункинский МОСП</text:p>
          </table:table-cell>
          <table:table-cell table:style-name="ce11">
            <text:p>1466/13/2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0T05:31:13.000+04:00">
            <text:p>20/06/2013</text:p>
          </table:table-cell>
          <table:table-cell table:number-columns-repeated="997"/>
        </table:table-row>
        <table:table-row table:style-name="ro6">
          <table:table-cell table:style-name="ce5">
            <text:p>03021</text:p>
          </table:table-cell>
          <table:table-cell table:style-name="ce9">
            <text:p>Хоринский РОСП</text:p>
          </table:table-cell>
          <table:table-cell table:style-name="ce11">
            <text:p>1592/13/21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1T05:30:46.000+04:00">
            <text:p>21/06/2013</text:p>
          </table:table-cell>
          <table:table-cell table:number-columns-repeated="997"/>
        </table:table-row>
        <table:table-row table:style-name="ro6">
          <table:table-cell table:style-name="ce5">
            <text:p>03010</text:p>
          </table:table-cell>
          <table:table-cell table:style-name="ce9">
            <text:p>Кабанский РОСП</text:p>
          </table:table-cell>
          <table:table-cell table:style-name="ce11">
            <text:p>5171/13/10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3T05:30:09.000+04:00">
            <text:p>23/06/2013</text:p>
          </table:table-cell>
          <table:table-cell table:number-columns-repeated="997"/>
        </table:table-row>
        <table:table-row table:style-name="ro6">
          <table:table-cell table:style-name="ce5">
            <text:p>03021</text:p>
          </table:table-cell>
          <table:table-cell table:style-name="ce9">
            <text:p>Хоринский РОСП</text:p>
          </table:table-cell>
          <table:table-cell table:style-name="ce11">
            <text:p>1595/13/21/03</text:p>
          </table:table-cell>
          <table:table-cell table:style-name="ce12" office:value-type="float" office:value="2">
            <text:p>2.00</text:p>
          </table:table-cell>
          <table:table-cell table:style-name="ce13" office:value-type="date" office:date-value="2013-06-21T05:30:46.000+04:00">
            <text:p>21/06/2013</text:p>
          </table:table-cell>
          <table:table-cell table:number-columns-repeated="997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 table:style-name="ro6"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  <table:table-row>
          <table:table-cell table:number-columns-repeated="1002"/>
        </table:table-row>
      </table:table>
      <table:table table:name="Лист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0" number:grouping="true"/>
    </number:number-style>
    <number:number-style style:name="N109">
      <number:number number:decimal-places="4" number:min-integer-digits="1" number:grouping="true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8">
      <number:number number:decimal-places="4" number:min-integer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25.06.2013</text:date>, <text:time>09:52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2T19:25:46.84</meta:creation-date>
    <dc:date>2013-06-24T17:02:40.96</dc:date>
    <meta:editing-duration>PT00H44M20S</meta:editing-duration>
    <meta:editing-cycles>30</meta:editing-cycles>
    <meta:generator>OpenOffice.org/3.3$Win32 OpenOffice.org_project/330m20$Build-9567</meta:generator>
    <dc:creator>Илья Орлов</dc:creator>
    <meta:document-statistic meta:table-count="3" meta:cell-count="162" meta:object-count="0"/>
  </office:meta>
</office:document-meta>
</file>